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ac45" officeooo:paragraph-rsid="0014ac45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4ac45" officeooo:paragraph-rsid="0014ac45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rsid="0014ac45" officeooo:paragraph-rsid="0014ac45" style:font-weight-asian="normal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officeooo:rsid="0014e7cb" officeooo:paragraph-rsid="0014e7cb" style:font-weight-asian="normal" style:font-weight-complex="normal"/>
    </style:style>
    <style:style style:name="P5" style:family="paragraph" style:parent-style-name="Standard">
      <style:text-properties fo:font-size="12pt" style:text-underline-style="none" fo:font-weight="normal" officeooo:rsid="0017f045" officeooo:paragraph-rsid="0017f045" style:font-weight-asian="normal" style:font-weight-complex="normal"/>
    </style:style>
    <style:style style:name="P6" style:family="paragraph" style:parent-style-name="Standard">
      <style:text-properties fo:font-size="12pt" style:text-underline-style="none" fo:font-weight="normal" officeooo:rsid="00191b39" officeooo:paragraph-rsid="00191b39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normal" officeooo:rsid="0014ac45" officeooo:paragraph-rsid="0014ac45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14e7cb" officeooo:paragraph-rsid="0014e7cb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16fd4f" officeooo:paragraph-rsid="0016fd4f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officeooo:rsid="0019b95f" officeooo:paragraph-rsid="0019b95f" style:font-weight-asian="normal" style:font-weight-complex="normal"/>
    </style:style>
    <style:style style:name="P11" style:family="paragraph" style:parent-style-name="Standard">
      <style:text-properties fo:font-size="12pt" style:text-underline-style="none" fo:font-weight="normal" officeooo:rsid="0016609c" officeooo:paragraph-rsid="00191b39" style:font-weight-asian="normal" style:font-weight-complex="normal"/>
    </style:style>
    <style:style style:name="P12" style:family="paragraph" style:parent-style-name="Standard">
      <style:text-properties fo:font-size="12pt" style:text-underline-style="none" fo:font-weight="normal" officeooo:rsid="001b880d" officeooo:paragraph-rsid="001b880d" style:font-weight-asian="normal" style:font-weight-complex="normal"/>
    </style:style>
    <style:style style:name="P13" style:family="paragraph" style:parent-style-name="Standard">
      <style:text-properties fo:font-size="12pt" style:text-underline-style="none" fo:font-weight="normal" officeooo:rsid="001cf304" officeooo:paragraph-rsid="001cf304" style:font-weight-asian="normal" style:font-weight-complex="normal"/>
    </style:style>
    <style:style style:name="P14" style:family="paragraph" style:parent-style-name="Standard">
      <style:text-properties fo:font-size="12pt" style:text-underline-style="none" fo:font-weight="normal" officeooo:rsid="001fe0b1" officeooo:paragraph-rsid="001fe0b1" style:font-weight-asian="normal" style:font-weight-complex="normal"/>
    </style:style>
    <style:style style:name="P15" style:family="paragraph" style:parent-style-name="Standard">
      <style:text-properties fo:font-size="12pt" style:text-underline-style="none" fo:font-weight="normal" officeooo:rsid="0021f684" officeooo:paragraph-rsid="0021f684" style:font-weight-asian="normal" style:font-weight-complex="normal"/>
    </style:style>
    <style:style style:name="P16" style:family="paragraph" style:parent-style-name="Standard">
      <style:text-properties fo:font-size="12pt" style:text-underline-style="none" fo:font-weight="normal" officeooo:rsid="0022f0a7" officeooo:paragraph-rsid="0022f0a7" style:font-weight-asian="normal" style:font-weight-complex="normal"/>
    </style:style>
    <style:style style:name="P17" style:family="paragraph" style:parent-style-name="Standard">
      <style:text-properties fo:font-size="12pt" style:text-underline-style="none" fo:font-weight="normal" officeooo:rsid="0024570e" officeooo:paragraph-rsid="0024570e" style:font-weight-asian="normal" style:font-weight-complex="normal"/>
    </style:style>
    <style:style style:name="P18" style:family="paragraph" style:parent-style-name="Standard">
      <style:text-properties fo:font-size="12pt" style:text-underline-style="none" fo:font-weight="normal" officeooo:rsid="0024a899" officeooo:paragraph-rsid="0024a899" style:font-weight-asian="normal" style:font-weight-complex="normal"/>
    </style:style>
    <style:style style:name="P19" style:family="paragraph" style:parent-style-name="Standard">
      <style:text-properties fo:font-size="12pt" style:text-underline-style="none" fo:font-weight="normal" officeooo:rsid="00255246" officeooo:paragraph-rsid="00255246" style:font-weight-asian="normal" style:font-weight-complex="normal"/>
    </style:style>
    <style:style style:name="P20" style:family="paragraph" style:parent-style-name="Standard">
      <style:text-properties fo:font-size="12pt" style:text-underline-style="none" fo:font-weight="normal" officeooo:rsid="0026d5fb" officeooo:paragraph-rsid="0026d5fb" style:font-weight-asian="normal" style:font-weight-complex="normal"/>
    </style:style>
    <style:style style:name="P21" style:family="paragraph" style:parent-style-name="Standard">
      <style:text-properties fo:font-size="12pt" style:text-underline-style="none" fo:font-weight="normal" officeooo:rsid="0027fa55" officeooo:paragraph-rsid="0027fa55" style:font-weight-asian="normal" style:font-weight-complex="normal"/>
    </style:style>
    <style:style style:name="P22" style:family="paragraph" style:parent-style-name="Standard">
      <style:text-properties fo:font-size="12pt" style:text-underline-style="none" fo:font-weight="normal" officeooo:rsid="0028735c" officeooo:paragraph-rsid="0028735c" style:font-weight-asian="normal" style:font-weight-complex="normal"/>
    </style:style>
    <style:style style:name="P23" style:family="paragraph" style:parent-style-name="Standard">
      <style:text-properties fo:font-size="12pt" style:text-underline-style="none" fo:font-weight="normal" officeooo:rsid="002ba8d3" officeooo:paragraph-rsid="002ba8d3" style:font-weight-asian="normal" style:font-weight-complex="normal"/>
    </style:style>
    <style:style style:name="P24" style:family="paragraph" style:parent-style-name="Standard">
      <style:text-properties fo:font-size="12pt" style:text-underline-style="none" fo:font-weight="normal" officeooo:rsid="002e1e10" officeooo:paragraph-rsid="002e1e10" style:font-weight-asian="normal" style:font-weight-complex="normal"/>
    </style:style>
    <style:style style:name="P25" style:family="paragraph" style:parent-style-name="Standard">
      <style:text-properties fo:font-size="12pt" style:text-underline-style="none" fo:font-weight="normal" officeooo:rsid="002fbfef" officeooo:paragraph-rsid="002fbfef" style:font-weight-asian="normal" style:font-weight-complex="normal"/>
    </style:style>
    <style:style style:name="P26" style:family="paragraph" style:parent-style-name="Standard">
      <style:text-properties fo:font-size="12pt" style:text-underline-style="none" fo:font-weight="normal" officeooo:rsid="002fde4e" officeooo:paragraph-rsid="002fde4e" style:font-weight-asian="normal" style:font-weight-complex="normal"/>
    </style:style>
    <style:style style:name="P27" style:family="paragraph" style:parent-style-name="Standard">
      <style:text-properties fo:font-size="12pt" style:text-underline-style="none" fo:font-weight="normal" officeooo:rsid="00306fee" officeooo:paragraph-rsid="00306fee" style:font-weight-asian="normal" style:font-weight-complex="normal"/>
    </style:style>
    <style:style style:name="P28" style:family="paragraph" style:parent-style-name="Standard">
      <style:text-properties fo:font-size="12pt" style:text-underline-style="none" fo:font-weight="normal" officeooo:rsid="0030de82" officeooo:paragraph-rsid="0030de82" style:font-weight-asian="normal" style:font-weight-complex="normal"/>
    </style:style>
    <style:style style:name="P29" style:family="paragraph" style:parent-style-name="Standard">
      <style:text-properties fo:font-size="12pt" style:text-underline-style="none" fo:font-weight="normal" officeooo:rsid="003374dd" officeooo:paragraph-rsid="003374dd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3520bf" officeooo:paragraph-rsid="003520bf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36a132" officeooo:paragraph-rsid="0036a132" style:font-weight-asian="normal" style:font-weight-complex="normal"/>
    </style:style>
    <style:style style:name="P32" style:family="paragraph" style:parent-style-name="Standard">
      <style:text-properties fo:font-size="12pt" style:text-underline-style="none" fo:font-weight="normal" officeooo:rsid="0038826e" officeooo:paragraph-rsid="0038826e" style:font-weight-asian="normal" style:font-weight-complex="normal"/>
    </style:style>
    <style:style style:name="P33" style:family="paragraph" style:parent-style-name="Standard">
      <style:text-properties fo:font-size="12pt" style:text-underline-style="none" fo:font-weight="normal" officeooo:rsid="003c13d2" officeooo:paragraph-rsid="003c13d2" style:font-weight-asian="normal" style:font-weight-complex="normal"/>
    </style:style>
    <style:style style:name="P34" style:family="paragraph" style:parent-style-name="Standard">
      <style:text-properties fo:font-size="12pt" style:text-underline-style="none" fo:font-weight="normal" officeooo:rsid="003c2d06" officeooo:paragraph-rsid="003c2d06" style:font-weight-asian="normal" style:font-weight-complex="normal"/>
    </style:style>
    <style:style style:name="P35" style:family="paragraph" style:parent-style-name="Standard">
      <style:text-properties fo:font-size="12pt" style:text-underline-style="none" fo:font-weight="normal" officeooo:rsid="003d8f52" officeooo:paragraph-rsid="003d8f52" style:font-weight-asian="normal" style:font-weight-complex="normal"/>
    </style:style>
    <style:style style:name="P36" style:family="paragraph" style:parent-style-name="Standard">
      <style:text-properties fo:font-size="12pt" style:text-underline-style="none" fo:font-weight="normal" officeooo:rsid="003f5df6" officeooo:paragraph-rsid="003f5df6" style:font-weight-asian="normal" style:font-weight-complex="normal"/>
    </style:style>
    <style:style style:name="P37" style:family="paragraph" style:parent-style-name="Standard">
      <style:text-properties fo:font-size="12pt" style:text-underline-style="none" fo:font-weight="normal" officeooo:rsid="00429b92" officeooo:paragraph-rsid="00429b92" style:font-weight-asian="normal" style:font-weight-complex="normal"/>
    </style:style>
    <style:style style:name="P38" style:family="paragraph" style:parent-style-name="Standard">
      <style:text-properties fo:font-size="12pt" style:text-underline-style="none" fo:font-weight="normal" officeooo:rsid="00431a42" officeooo:paragraph-rsid="00431a42" style:font-weight-asian="normal" style:font-weight-complex="normal"/>
    </style:style>
    <style:style style:name="P39" style:family="paragraph" style:parent-style-name="Standard">
      <style:text-properties fo:font-size="12pt" style:text-underline-style="none" fo:font-weight="normal" officeooo:rsid="00431a42" officeooo:paragraph-rsid="0048f8f5" style:font-weight-asian="normal" style:font-weight-complex="normal"/>
    </style:style>
    <style:style style:name="P40" style:family="paragraph" style:parent-style-name="Standard">
      <style:text-properties fo:font-size="12pt" style:text-underline-style="none" fo:font-weight="normal" officeooo:rsid="00451124" officeooo:paragraph-rsid="00451124" style:font-weight-asian="normal" style:font-weight-complex="normal"/>
    </style:style>
    <style:style style:name="P41" style:family="paragraph" style:parent-style-name="Standard">
      <style:text-properties fo:font-size="12pt" style:text-underline-style="none" fo:font-weight="normal" officeooo:rsid="00453670" officeooo:paragraph-rsid="00453670" style:font-weight-asian="normal" style:font-weight-complex="normal"/>
    </style:style>
    <style:style style:name="P42" style:family="paragraph" style:parent-style-name="Standard">
      <style:text-properties fo:font-size="12pt" style:text-underline-style="none" fo:font-weight="normal" officeooo:rsid="0046248f" officeooo:paragraph-rsid="0046248f" style:font-weight-asian="normal" style:font-weight-complex="normal"/>
    </style:style>
    <style:style style:name="P43" style:family="paragraph" style:parent-style-name="Standard">
      <style:text-properties fo:font-size="12pt" style:text-underline-style="none" fo:font-weight="normal" officeooo:rsid="0047a363" officeooo:paragraph-rsid="0047a363" style:font-weight-asian="normal" style:font-weight-complex="normal"/>
    </style:style>
    <style:style style:name="P44" style:family="paragraph" style:parent-style-name="Standard">
      <style:text-properties fo:font-size="12pt" style:text-underline-style="none" fo:font-weight="normal" officeooo:rsid="0048f8f5" officeooo:paragraph-rsid="0048f8f5" style:font-weight-asian="normal" style:font-weight-complex="normal"/>
    </style:style>
    <style:style style:name="P45" style:family="paragraph" style:parent-style-name="Standard">
      <style:text-properties fo:font-size="12pt" style:text-underline-style="none" fo:font-weight="normal" officeooo:rsid="004a60b6" officeooo:paragraph-rsid="004a60b6" style:font-weight-asian="normal" style:font-weight-complex="normal"/>
    </style:style>
    <style:style style:name="P46" style:family="paragraph" style:parent-style-name="Standard">
      <style:text-properties fo:font-size="12pt" style:text-underline-style="none" fo:font-weight="normal" officeooo:rsid="004c0acc" officeooo:paragraph-rsid="004c0acc" style:font-weight-asian="normal" style:font-weight-complex="normal"/>
    </style:style>
    <style:style style:name="P47" style:family="paragraph" style:parent-style-name="Standard">
      <style:text-properties fo:font-size="12pt" style:text-underline-style="none" fo:font-weight="normal" officeooo:rsid="004d8067" officeooo:paragraph-rsid="004d8067" style:font-weight-asian="normal" style:font-weight-complex="normal"/>
    </style:style>
    <style:style style:name="P48" style:family="paragraph" style:parent-style-name="Standard">
      <style:text-properties fo:font-size="12pt" style:text-underline-style="none" fo:font-weight="bold" officeooo:rsid="0014ac45" officeooo:paragraph-rsid="0014ac45" style:font-weight-asian="bold" style:font-weight-complex="bold"/>
    </style:style>
    <style:style style:name="P49" style:family="paragraph" style:parent-style-name="Standard">
      <style:text-properties fo:font-size="12pt" style:text-underline-style="none" fo:font-weight="bold" officeooo:rsid="0019b95f" officeooo:paragraph-rsid="0019b95f" style:font-weight-asian="bold" style:font-weight-complex="bold"/>
    </style:style>
    <style:style style:name="P50" style:family="paragraph" style:parent-style-name="Standard">
      <style:text-properties fo:font-size="12pt" style:text-underline-style="none" fo:font-weight="bold" officeooo:rsid="001c46af" officeooo:paragraph-rsid="001c46af" style:font-weight-asian="bold" style:font-weight-complex="bold"/>
    </style:style>
    <style:style style:name="P51" style:family="paragraph" style:parent-style-name="Standard">
      <style:text-properties fo:font-size="12pt" style:text-underline-style="none" fo:font-weight="bold" officeooo:rsid="0024a899" officeooo:paragraph-rsid="0024a899" style:font-weight-asian="bold" style:font-weight-complex="bold"/>
    </style:style>
    <style:style style:name="P52" style:family="paragraph" style:parent-style-name="Standard">
      <style:text-properties fo:font-size="12pt" style:text-underline-style="none" fo:font-weight="bold" officeooo:rsid="00255246" officeooo:paragraph-rsid="00255246" style:font-weight-asian="bold" style:font-weight-complex="bold"/>
    </style:style>
    <style:style style:name="P53" style:family="paragraph" style:parent-style-name="Standard">
      <style:text-properties fo:font-size="12pt" style:text-underline-style="none" fo:font-weight="bold" officeooo:rsid="0027fa55" officeooo:paragraph-rsid="0027fa55" style:font-weight-asian="bold" style:font-weight-complex="bold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normal" officeooo:rsid="0032821b" officeooo:paragraph-rsid="0032821b" style:font-weight-asian="normal" style:font-weight-complex="normal"/>
    </style:style>
    <style:style style:name="P55" style:family="paragraph" style:parent-style-name="Standard">
      <style:text-properties fo:font-size="12pt" style:text-underline-style="solid" style:text-underline-width="auto" style:text-underline-color="font-color" fo:font-weight="bold" officeooo:rsid="00431a42" officeooo:paragraph-rsid="00431a42" style:font-weight-asian="bold" style:font-weight-complex="bold"/>
    </style:style>
    <style:style style:name="P56" style:family="paragraph" style:parent-style-name="Standard">
      <style:text-properties fo:font-size="12pt" fo:font-style="italic" style:text-underline-style="none" fo:font-weight="normal" officeooo:rsid="004f9176" officeooo:paragraph-rsid="004f9176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ize="12pt" fo:font-style="normal" style:text-underline-style="none" fo:font-weight="normal" officeooo:rsid="004f9176" officeooo:paragraph-rsid="004f9176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ize="12pt" fo:font-style="normal" style:text-underline-style="none" fo:font-weight="normal" officeooo:rsid="004fa45c" officeooo:paragraph-rsid="004fa45c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ize="12pt" fo:font-style="normal" style:text-underline-style="none" fo:font-weight="normal" officeooo:rsid="00510be6" officeooo:paragraph-rsid="00510be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ize="12pt" fo:font-style="normal" style:text-underline-style="none" fo:font-weight="normal" officeooo:rsid="0051aade" officeooo:paragraph-rsid="0051aade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ize="12pt" fo:font-style="normal" style:text-underline-style="none" fo:font-weight="normal" officeooo:rsid="00538d4a" officeooo:paragraph-rsid="00538d4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ize="12pt" fo:font-style="normal" style:text-underline-style="none" fo:font-weight="normal" officeooo:rsid="005582d7" officeooo:paragraph-rsid="005582d7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ize="12pt" fo:font-style="normal" style:text-underline-style="none" fo:font-weight="normal" officeooo:rsid="00573404" officeooo:paragraph-rsid="00573404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ize="12pt" fo:font-style="normal" style:text-underline-style="none" fo:font-weight="normal" officeooo:rsid="00578c41" officeooo:paragraph-rsid="00578c41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ize="12pt" fo:font-style="normal" style:text-underline-style="none" fo:font-weight="normal" officeooo:rsid="00583384" officeooo:paragraph-rsid="00583384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ize="12pt" fo:font-style="normal" style:text-underline-style="none" fo:font-weight="normal" officeooo:rsid="0058f67c" officeooo:paragraph-rsid="0058f67c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ize="12pt" fo:font-style="normal" style:text-underline-style="none" fo:font-weight="normal" officeooo:rsid="005a80d8" officeooo:paragraph-rsid="005a80d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ize="12pt" fo:font-style="normal" style:text-underline-style="none" fo:font-weight="normal" officeooo:rsid="005a9ab8" officeooo:paragraph-rsid="005a9ab8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ize="12pt" fo:font-style="normal" style:text-underline-style="none" fo:font-weight="normal" officeooo:rsid="005b7173" officeooo:paragraph-rsid="005b717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ize="12pt" fo:font-style="normal" style:text-underline-style="none" fo:font-weight="normal" officeooo:rsid="005befac" officeooo:paragraph-rsid="005befac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ize="12pt" fo:font-style="normal" style:text-underline-style="none" fo:font-weight="normal" officeooo:rsid="005c64b1" officeooo:paragraph-rsid="005c64b1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ize="12pt" fo:font-style="normal" style:text-underline-style="none" fo:font-weight="normal" officeooo:rsid="005ecd6b" officeooo:paragraph-rsid="005ecd6b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ize="12pt" fo:font-style="normal" style:text-underline-style="none" fo:font-weight="normal" officeooo:rsid="00609b0f" officeooo:paragraph-rsid="00609b0f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ize="12pt" fo:font-style="normal" style:text-underline-style="none" fo:font-weight="normal" officeooo:rsid="0061cdad" officeooo:paragraph-rsid="0061cdad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ize="12pt" fo:font-style="normal" style:text-underline-style="none" fo:font-weight="normal" officeooo:rsid="0063bf56" officeooo:paragraph-rsid="0063bf56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ize="12pt" fo:font-style="normal" style:text-underline-style="none" fo:font-weight="normal" officeooo:rsid="006402dd" officeooo:paragraph-rsid="006402d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ize="12pt" fo:font-style="normal" style:text-underline-style="none" fo:font-weight="normal" officeooo:rsid="00683065" officeooo:paragraph-rsid="00683065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ize="12pt" fo:font-style="normal" style:text-underline-style="none" fo:font-weight="normal" officeooo:rsid="00683e84" officeooo:paragraph-rsid="00683e84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ize="12pt" fo:font-style="normal" style:text-underline-style="none" fo:font-weight="normal" officeooo:rsid="0064c6f2" officeooo:paragraph-rsid="0064c6f2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ize="12pt" fo:font-style="normal" style:text-underline-style="none" fo:font-weight="normal" officeooo:rsid="0064d6dd" officeooo:paragraph-rsid="0064d6d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ize="12pt" fo:font-style="normal" style:text-underline-style="none" fo:font-weight="normal" officeooo:rsid="006a7b17" officeooo:paragraph-rsid="006a7b17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ize="12pt" fo:font-style="normal" style:text-underline-style="none" fo:font-weight="normal" officeooo:rsid="006c39f9" officeooo:paragraph-rsid="006c39f9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ize="12pt" fo:font-style="normal" style:text-underline-style="none" fo:font-weight="normal" officeooo:rsid="006dc2f7" officeooo:paragraph-rsid="006dc2f7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ize="12pt" fo:font-style="normal" style:text-underline-style="none" fo:font-weight="normal" officeooo:rsid="006ebdb5" officeooo:paragraph-rsid="006ebdb5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ize="12pt" fo:font-style="normal" style:text-underline-style="none" fo:font-weight="normal" officeooo:rsid="006f2961" officeooo:paragraph-rsid="006f2961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4c6f2" officeooo:paragraph-rsid="0064c6f2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4d6dd" officeooo:paragraph-rsid="0064d6d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83e84" officeooo:paragraph-rsid="00683e84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break-before="page"/>
      <style:text-properties fo:font-size="12pt" style:text-underline-style="none" fo:font-weight="normal" officeooo:rsid="001b880d" officeooo:paragraph-rsid="001b880d" style:font-weight-asian="normal" style:font-weight-complex="normal"/>
    </style:style>
    <style:style style:name="P90" style:family="paragraph" style:parent-style-name="Standard">
      <style:paragraph-properties fo:break-before="page"/>
      <style:text-properties fo:font-size="12pt" style:text-underline-style="none" fo:font-weight="normal" officeooo:rsid="0024570e" officeooo:paragraph-rsid="0024570e" style:font-weight-asian="normal" style:font-weight-complex="normal"/>
    </style:style>
    <style:style style:name="P91" style:family="paragraph" style:parent-style-name="Standard">
      <style:paragraph-properties fo:break-before="page"/>
      <style:text-properties fo:font-size="12pt" style:text-underline-style="none" fo:font-weight="normal" officeooo:rsid="00429b92" officeooo:paragraph-rsid="00429b92" style:font-weight-asian="normal" style:font-weight-complex="normal"/>
    </style:style>
    <style:style style:name="P92" style:family="paragraph" style:parent-style-name="Standard">
      <style:paragraph-properties fo:break-before="page"/>
      <style:text-properties fo:font-size="12pt" style:text-underline-style="none" fo:font-weight="bold" officeooo:rsid="0027fa55" officeooo:paragraph-rsid="0027fa55" style:font-weight-asian="bold" style:font-weight-complex="bold"/>
    </style:style>
    <style:style style:name="P93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4f9176" officeooo:paragraph-rsid="004f9176" style:font-weight-asian="bold" style:font-weight-complex="bold"/>
    </style:style>
    <style:style style:name="P94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bold" officeooo:rsid="0063bf56" officeooo:paragraph-rsid="0063bf56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6a7b17" officeooo:paragraph-rsid="006a7b17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break-before="page"/>
      <style:text-properties fo:font-size="12pt" fo:font-style="normal" style:text-underline-style="none" fo:font-weight="normal" officeooo:rsid="006f2961" officeooo:paragraph-rsid="006f2961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font-size="12pt"/>
    </style:style>
    <style:style style:name="P98" style:family="paragraph" style:parent-style-name="Table_20_Contents">
      <style:text-properties fo:font-size="12pt" officeooo:rsid="001b629e" officeooo:paragraph-rsid="001b629e"/>
    </style:style>
    <style:style style:name="P99" style:family="paragraph" style:parent-style-name="Table_20_Contents">
      <style:text-properties fo:font-size="12pt" officeooo:rsid="001b880d" officeooo:paragraph-rsid="001b880d"/>
    </style:style>
    <style:style style:name="P100" style:family="paragraph" style:parent-style-name="Table_20_Contents">
      <style:text-properties fo:font-size="12pt" officeooo:rsid="001c43de" officeooo:paragraph-rsid="001c43de"/>
    </style:style>
    <style:style style:name="P101" style:family="paragraph" style:parent-style-name="Table_20_Contents">
      <style:text-properties fo:font-size="12pt" officeooo:rsid="006a7b17" officeooo:paragraph-rsid="006a7b17"/>
    </style:style>
    <style:style style:name="P102" style:family="paragraph" style:parent-style-name="Table_20_Contents">
      <style:text-properties fo:font-size="12pt" officeooo:rsid="006f2961" officeooo:paragraph-rsid="006f2961"/>
    </style:style>
    <style:style style:name="P103" style:family="paragraph" style:parent-style-name="Standard">
      <style:text-properties fo:font-size="12pt" fo:font-style="normal" style:text-underline-style="none" fo:font-weight="normal" officeooo:rsid="00707742" officeooo:paragraph-rsid="00707742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ize="12pt" fo:font-style="normal" style:text-underline-style="none" fo:font-weight="normal" officeooo:rsid="00718aa0" officeooo:paragraph-rsid="00718aa0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ize="12pt" fo:font-style="normal" style:text-underline-style="none" fo:font-weight="normal" officeooo:rsid="0072fb56" officeooo:paragraph-rsid="0072fb56" style:font-style-asian="normal" style:font-weight-asian="normal" style:font-style-complex="normal" style:font-weight-complex="normal"/>
    </style:style>
    <style:style style:name="P106" style:family="paragraph">
      <style:paragraph-properties fo:text-align="center"/>
    </style:style>
    <style:style style:name="P107" style:family="paragraph">
      <style:text-properties fo:font-size="24pt" style:font-size-asian="24pt" style:font-size-complex="24pt"/>
    </style:style>
    <style:style style:name="P108" style:family="paragraph">
      <style:paragraph-properties fo:text-align="start"/>
    </style:style>
    <style:style style:name="T1" style:family="text">
      <style:text-properties fo:font-size="12pt" style:text-underline-style="none"/>
    </style:style>
    <style:style style:name="T2" style:family="text">
      <style:text-properties fo:font-size="12pt" style:text-underline-style="none" officeooo:rsid="0014c559"/>
    </style:style>
    <style:style style:name="T3" style:family="text">
      <style:text-properties fo:font-size="12pt" style:text-underline-style="none" officeooo:rsid="0016609c"/>
    </style:style>
    <style:style style:name="T4" style:family="text">
      <style:text-properties officeooo:rsid="001b629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86f76"/>
    </style:style>
    <style:style style:name="T7" style:family="text">
      <style:text-properties officeooo:rsid="002ba8d3"/>
    </style:style>
    <style:style style:name="T8" style:family="text">
      <style:text-properties officeooo:rsid="002d7098"/>
    </style:style>
    <style:style style:name="T9" style:family="text">
      <style:text-properties officeooo:rsid="002fde4e"/>
    </style:style>
    <style:style style:name="T10" style:family="text">
      <style:text-properties officeooo:rsid="003520bf"/>
    </style:style>
    <style:style style:name="T11" style:family="text">
      <style:text-properties officeooo:rsid="003955e7"/>
    </style:style>
    <style:style style:name="T12" style:family="text">
      <style:text-properties officeooo:rsid="004ed851"/>
    </style:style>
    <style:style style:name="T13" style:family="text">
      <style:text-properties officeooo:rsid="005a9ab8"/>
    </style:style>
    <style:style style:name="T14" style:family="text">
      <style:text-properties officeooo:rsid="005cf84a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69929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ain-Specific Languages</text:p>
      <text:p text:style-name="P2"/>
      <text:p text:style-name="P48">General Purpose Programming Languages</text:p>
      <text:p text:style-name="P7">-Turing complete</text:p>
      <text:p text:style-name="P3"/>
      <text:p text:style-name="P7">Imperative language examples: C, Java, C#, C++, Fortran, Cobol.</text:p>
      <text:p text:style-name="P7"/>
      <text:p text:style-name="P7">Declarative programming languages include functional and logical.</text:p>
      <text:p text:style-name="P7">Functional; Haskell, F#, Ocoml, ML, Lisp, Clojure.</text:p>
      <text:p text:style-name="P7">Logic: Prolog.</text:p>
      <text:p text:style-name="P3"/>
      <text:p text:style-name="P3"><text:span text:style-name="T1">Functional – Pure, first class </text:span><text:span text:style-name="T2">functions</text:span><text:span text:style-name="T1"> (Higher order functions which are functions which can take in functions as parameters).</text:span></text:p>
      <text:p text:style-name="P7">Lambda abstraction. </text:p>
      <text:p text:style-name="P7"/>
      <text:p text:style-name="P49">Domain-Specific Languages</text:p>
      <text:p text:style-name="P10">(Not?) Turing complete</text:p>
      <text:p text:style-name="P3"/>
      <text:p text:style-name="P8">Calculator example;</text:p>
      <text:p text:style-name="P4"/>
      <text:p text:style-name="P8">3+5</text:p>
      <text:p text:style-name="P4"/>
      <text:p text:style-name="P8">data Expr = Var Int</text:p>
      <text:p text:style-name="P8"><text:tab/>| Plus Expr Expr</text:p>
      <text:p text:style-name="P4"/>
      <text:p text:style-name="P9">//to evaluate answer:</text:p>
      <text:p text:style-name="P8">eval :: Expr → Int</text:p>
      <text:p text:style-name="P8">eval (Var n) = n</text:p>
      <text:p text:style-name="P8">eval (Plus x y) = eval x + eval y</text:p>
      <text:p text:style-name="P4"/>
      <text:p text:style-name="P8">3 + 5</text:p>
      <text:p text:style-name="P4"><text:span text:style-name="T1">Plu</text:span><text:span text:style-name="T3">s (Var 3) (Var 5)</text:span></text:p>
      <text:p text:style-name="P4"/>
      <text:p text:style-name="P5">//to output string:</text:p>
      <text:p text:style-name="P5"/>
      <text:p text:style-name="P5">pretty :: Expr → String</text:p>
      <text:p text:style-name="P5">pretty (Var n) = Show n</text:p>
      <text:p text:style-name="P5">pretty (Plus x y) = pretty x ++ “+” ++ pretty y</text:p>
      <text:p text:style-name="P5"/>
      <text:p text:style-name="P6">3+1</text:p>
      <text:p text:style-name="P6">pretty (Plus(Var 3)(Var 1))</text:p>
      <text:p text:style-name="P6">= pretty (Var 3) ++ “+” =++ pretty (Var 1)</text:p>
      <text:p text:style-name="P6">= “3” ++ “+” ++ “1”</text:p>
      <text:p text:style-name="P6">= “3+1”</text:p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8">Imperative Programming</text:p>
          </table:table-cell>
          <table:table-cell table:style-name="Table1.B1" office:value-type="string">
            <text:p text:style-name="P98">Declarative Programming</text:p>
          </table:table-cell>
        </table:table-row>
        <table:table-row>
          <table:table-cell table:style-name="Table1.A2" office:value-type="string">
            <text:p text:style-name="P98">Statements</text:p>
            <text:p text:style-name="P98">x := e;</text:p>
            <text:p text:style-name="P98">a; b;</text:p>
            <text:p text:style-name="P98">for() ….</text:p>
            <text:p text:style-name="P98">The state of variables changes.</text:p>
            <text:p text:style-name="P98">while(e) {…...}</text:p>
          </table:table-cell>
          <table:table-cell table:style-name="Table1.B2" office:value-type="string">
            <text:p text:style-name="P97">-<text:span text:style-name="T4">Expressions</text:span></text:p>
            <text:p text:style-name="P98">x + 3</text:p>
            <text:p text:style-name="P98">5 * 9</text:p>
            <text:p text:style-name="P98">[1..10]</text:p>
            <text:p text:style-name="P98">map(+1) [1..10]</text:p>
            <text:p text:style-name="P98"/>
          </table:table-cell>
        </table:table-row>
      </table:table>
      <text:p text:style-name="P11"/>
      <text:p text:style-name="P12">Domain-Specific Languages – SQL, PDF/PS, HTML + CS(J?)</text:p>
      <text:p text:style-name="P12"/>
      <text:p text:style-name="P12">Embedded Domain-Specific Language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9">Deep Embedding</text:p>
          </table:table-cell>
          <table:table-cell table:style-name="Table2.B1" office:value-type="string">
            <text:p text:style-name="P99">Shallow Embedding</text:p>
          </table:table-cell>
        </table:table-row>
        <table:table-row>
          <table:table-cell table:style-name="Table2.A2" office:value-type="string">
            <text:p text:style-name="P99">Data</text:p>
            <text:p text:style-name="P99"/>
            <text:p text:style-name="P99">data Expr = Var Int</text:p>
            <text:p text:style-name="P99"><text:s text:c="16"/>| Add Expr Expr</text:p>
            <text:p text:style-name="P99"/>
            <text:p text:style-name="P99">semantics (meaning) :</text:p>
            <text:p text:style-name="P99"/>
            <text:p text:style-name="P99">eval :: Expr → Int</text:p>
            <text:p text:style-name="P99">[5+3] = eval (Add(Var 5)(Var3))</text:p>
            <text:p text:style-name="P99">^ these are Scott/Oxford brackets.</text:p>
            <text:p text:style-name="P99"/>
          </table:table-cell>
          <table:table-cell table:style-name="Table2.B2" office:value-type="string">
            <text:p text:style-name="P100">Operations</text:p>
            <text:p text:style-name="P100"/>
            <text:p text:style-name="P100">var :: Int-&gt;Int</text:p>
            <text:p text:style-name="P100">add:: Int-&gt;Int-&gt;Int-&gt;</text:p>
            <text:p text:style-name="P100"/>
            <text:p text:style-name="P100">add(var3)(var5)</text:p>
            <text:p text:style-name="P100">var::Int-&gt;Int</text:p>
            <text:p text:style-name="P100">var n = n</text:p>
            <text:p text:style-name="P100">add :: Int-&gt;int-&gt;Int</text:p>
            <text:p text:style-name="P100">ad x y = x + y</text:p>
          </table:table-cell>
        </table:table-row>
      </table:table>
      <text:p text:style-name="P12"/>
      <text:p text:style-name="P12"/>
      <text:p text:style-name="P89"/>
      <text:p text:style-name="P50">Circuit DSL</text:p>
      <text:p text:style-name="P13"/>
      <text:p text:style-name="P13">width at top is equal to bottom.</text:p>
      <text:p text:style-name="P13"/>
      <text:p text:style-name="P13"><draw:frame text:anchor-type="paragraph" draw:z-index="4" draw:style-name="gr3" svg:width="2.285cm" svg:height="1.144cm" svg:x="0.423cm" svg:y="3.385cm"><draw:text-box><text:p>Output</text:p></draw:text-box></draw:frame><draw:frame text:anchor-type="paragraph" draw:z-index="3" draw:style-name="gr2" svg:width="1.645cm" svg:height="0.613cm" svg:x="0.7cm" svg:y="0.099cm"><draw:text-box><text:p>Input</text:p></draw:text-box></draw:frame><draw:line text:anchor-type="paragraph" draw:z-index="0" draw:style-name="gr1" draw:text-style-name="P106" svg:x1="1.229cm" svg:y1="0.628cm" svg:x2="1.229cm" svg:y2="3.302cm"><text:p/></draw:line><draw:line text:anchor-type="paragraph" draw:z-index="1" draw:style-name="gr1" draw:text-style-name="P106" svg:x1="3.792cm" svg:y1="0.545cm" svg:x2="3.792cm" svg:y2="3.163cm"><text:p/></draw:line><draw:line text:anchor-type="paragraph" draw:z-index="2" draw:style-name="gr1" draw:text-style-name="P106" svg:x1="4.35cm" svg:y1="0.545cm" svg:x2="4.35cm" svg:y2="3.134cm"><text:p/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7" draw:style-name="gr4" svg:width="1.56cm" svg:height="0.726cm" svg:x="-0.064cm" svg:y="0.379cm"><draw:text-box><text:p>x</text:p></draw:text-box></draw:frame><draw:frame text:anchor-type="paragraph" draw:z-index="13" draw:style-name="gr8" svg:width="1.142cm" svg:height="0.809cm" svg:x="6.091cm" svg:y="0.129cm"><draw:text-box><text:p>x</text:p></draw:text-box></draw:frame></text:p>
      <text:p text:style-name="P13"><draw:frame text:anchor-type="paragraph" draw:z-index="8" draw:style-name="gr5" svg:width="0.835cm" svg:height="0.78cm" svg:x="1.942cm" svg:y="0.116cm"><draw:text-box><text:p>y</text:p></draw:text-box></draw:frame><draw:path text:anchor-type="paragraph" draw:z-index="6" draw:style-name="gr1" draw:text-style-name="P106" svg:width="1.672cm" svg:height="1.958cm" draw:transform="rotate (-1.58615522421245) translate (2.0629205681201cm 0.647449270502506cm)" svg:viewBox="0 0 1673 1959" svg:d="M0 1959c1838 0 1669-1959 1669-1959"><text:p/></draw:path><draw:line text:anchor-type="paragraph" draw:z-index="5" draw:style-name="gr1" draw:text-style-name="P106" svg:x1="2.009cm" svg:y1="0.646cm" svg:x2="2.037cm" svg:y2="4.015cm"><text:p/></draw:line><draw:line text:anchor-type="paragraph" draw:z-index="11" draw:style-name="gr1" draw:text-style-name="P106" svg:x1="6.204cm" svg:y1="0.256cm" svg:x2="6.23cm" svg:y2="3.96cm"><text:p/></draw:line></text:p>
      <text:p text:style-name="P13"/>
      <text:p text:style-name="P13"/>
      <text:p text:style-name="P13"><draw:frame text:anchor-type="paragraph" draw:z-index="10" draw:style-name="gr7" svg:width="2.368cm" svg:height="1.643cm" svg:x="2.611cm" svg:y="0.104cm"><draw:text-box><text:p>z = x•y</text:p></draw:text-box></draw:frame><draw:line text:anchor-type="paragraph" draw:z-index="12" draw:style-name="gr1" draw:text-style-name="P106" svg:x1="6.23cm" svg:y1="0.326cm" svg:x2="7.512cm" svg:y2="2.499cm"><text:p/></draw:line><draw:frame text:anchor-type="paragraph" draw:z-index="16" draw:style-name="gr10" draw:text-style-name="P107" svg:width="1.144cm" svg:height="1.225cm" svg:x="1.87cm" svg:y="0.355cm"><draw:text-box><text:p><text:span text:style-name="T18">•</text:span></text:p></draw:text-box></draw:frame></text:p>
      <text:p text:style-name="P13"/>
      <text:p text:style-name="P13"/>
      <text:p text:style-name="P13"/>
      <text:p text:style-name="P13"><draw:frame text:anchor-type="paragraph" draw:z-index="15" draw:style-name="gr9" svg:width="1.059cm" svg:height="0.696cm" svg:x="7.512cm" svg:y="0.552cm"><draw:text-box><text:p>x</text:p></draw:text-box></draw:frame><draw:frame text:anchor-type="paragraph" draw:z-index="14" draw:style-name="gr8" svg:width="1.003cm" svg:height="0.809cm" svg:x="6.008cm" svg:y="0.579cm"><draw:text-box><text:p>x</text:p></draw:text-box></draw:frame><draw:frame text:anchor-type="paragraph" draw:z-index="9" draw:style-name="gr6" svg:width="2.2cm" svg:height="1.338cm" svg:x="1.831cm" svg:y="0.803cm"><draw:text-box><text:p>z</text:p></draw:text-box></draw:frame></text:p>
      <text:p text:style-name="P13"/>
      <text:p text:style-name="P13"/>
      <text:p text:style-name="P13"/>
      <text:p text:style-name="P13"><draw:frame text:anchor-type="paragraph" draw:z-index="25" draw:style-name="gr11" svg:width="1.116cm" svg:height="0.835cm" svg:x="2.164cm" svg:y="0.443cm"><draw:text-box><text:p>x<text:span text:style-name="T19">0</text:span></text:p></draw:text-box></draw:frame></text:p>
      <text:p text:style-name="P14"><draw:line text:anchor-type="paragraph" draw:z-index="17" draw:style-name="gr1" draw:text-style-name="P106" svg:x1="2.471cm" svg:y1="0.903cm" svg:x2="2.443cm" svg:y2="3.605cm"><text:p/></draw:line><draw:line text:anchor-type="paragraph" draw:z-index="18" draw:style-name="gr1" draw:text-style-name="P106" svg:x1="4.727cm" svg:y1="0.848cm" svg:x2="4.699cm" svg:y2="3.55cm"><text:p/></draw:line><draw:line text:anchor-type="paragraph" draw:z-index="19" draw:style-name="gr1" draw:text-style-name="P106" svg:x1="6.927cm" svg:y1="0.877cm" svg:x2="6.955cm" svg:y2="3.523cm"><text:p/></draw:line><draw:line text:anchor-type="paragraph" draw:z-index="20" draw:style-name="gr1" draw:text-style-name="P106" svg:x1="2.443cm" svg:y1="0.903cm" svg:x2="4.699cm" svg:y2="3.551cm"><text:p/></draw:line><draw:line text:anchor-type="paragraph" draw:z-index="21" draw:style-name="gr1" draw:text-style-name="P106" svg:x1="2.471cm" svg:y1="0.903cm" svg:x2="6.955cm" svg:y2="3.522cm"><text:p/></draw:line><draw:frame text:anchor-type="paragraph" draw:z-index="22" draw:style-name="gr10" draw:text-style-name="P107" svg:width="1.144cm" svg:height="1.225cm" svg:x="4.57cm" svg:y="3.112cm"><draw:text-box><text:p><text:span text:style-name="T18">•</text:span></text:p></draw:text-box></draw:frame><draw:frame text:anchor-type="paragraph" draw:z-index="23" draw:style-name="gr10" draw:text-style-name="P107" svg:width="1.144cm" svg:height="1.225cm" svg:x="6.761cm" svg:y="3.029cm"><draw:text-box><text:p><text:span text:style-name="T18">•</text:span></text:p></draw:text-box></draw:frame><draw:frame text:anchor-type="paragraph" draw:z-index="24" draw:style-name="gr11" svg:width="1.116cm" svg:height="0.835cm" svg:x="2.33cm" svg:y="3.551cm"><draw:text-box><text:p>x<text:span text:style-name="T19">0</text:span></text:p></draw:text-box></draw:frame><draw:frame text:anchor-type="paragraph" draw:z-index="26" draw:style-name="gr11" svg:width="1.116cm" svg:height="0.835cm" svg:x="4.447cm" svg:y="0.069cm"><draw:text-box><text:p>x<text:span text:style-name="T19">1</text:span></text:p></draw:text-box></draw:frame><draw:frame text:anchor-type="paragraph" draw:z-index="27" draw:style-name="gr11" svg:width="1.116cm" svg:height="0.835cm" svg:x="6.62cm" svg:y="0.069cm"><draw:text-box><text:p>x<text:span text:style-name="T19">2</text:span></text:p></draw:text-box></draw:frame><draw:frame text:anchor-type="paragraph" draw:z-index="28" draw:style-name="gr11" draw:text-style-name="P108" svg:width="1.701cm" svg:height="0.835cm" svg:x="4.14cm" svg:y="3.801cm"><draw:text-box><text:p text:style-name="P108">x<text:span text:style-name="T19">0 </text:span><text:span text:style-name="T20">• x</text:span><text:span text:style-name="T19">1</text:span></text:p></draw:text-box></draw:frame><draw:frame text:anchor-type="paragraph" draw:z-index="29" draw:style-name="gr11" draw:text-style-name="P108" svg:width="1.701cm" svg:height="0.835cm" svg:x="6.477cm" svg:y="3.858cm"><draw:text-box><text:p text:style-name="P108">x<text:span text:style-name="T19">0 </text:span><text:span text:style-name="T20">• x</text:span><text:span text:style-name="T19">2</text:span></text:p></draw:text-box></draw:frame>Fan 3 </text:p>
      <text:p text:style-name="P14"><draw:frame text:anchor-type="paragraph" draw:z-index="40" draw:style-name="gr10" draw:text-style-name="P107" svg:width="1.144cm" svg:height="1.225cm" svg:x="2.314cm" svg:y="0.494cm"><draw:text-box><text:p><text:span text:style-name="T18">•</text:span></text:p></draw:text-box></draw:frame></text:p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5">stretch :: [Int] → Circuit → Circuit</text:p>
      <text:p text:style-name="P15">stretch [3, 2, 3]</text:p>
      <text:p text:style-name="P15"/>
      <text:p text:style-name="P16"><draw:frame text:anchor-type="paragraph" draw:z-index="43" draw:style-name="gr10" draw:text-style-name="P107" svg:width="1.144cm" svg:height="1.225cm" svg:x="13.287cm" svg:y="3.029cm"><draw:text-box><text:p><text:span text:style-name="T18">•</text:span></text:p></draw:text-box></draw:frame><draw:frame text:anchor-type="paragraph" draw:z-index="42" draw:style-name="gr10" draw:text-style-name="P107" svg:width="1.144cm" svg:height="1.225cm" svg:x="7.902cm" svg:y="2.861cm"><draw:text-box><text:p><text:span text:style-name="T18">•</text:span></text:p></draw:text-box></draw:frame><draw:frame text:anchor-type="paragraph" draw:z-index="41" draw:style-name="gr10" draw:text-style-name="P107" svg:width="1.144cm" svg:height="1.225cm" svg:x="3.752cm" svg:y="0.718cm"><draw:text-box><text:p><text:span text:style-name="T18">•</text:span></text:p></draw:text-box></draw:frame><draw:line text:anchor-type="paragraph" draw:z-index="39" draw:style-name="gr1" draw:text-style-name="P106" svg:x1="4.087cm" svg:y1="1.233cm" svg:x2="13.416cm" svg:y2="3.517cm"><text:p/></draw:line><draw:line text:anchor-type="paragraph" draw:z-index="38" draw:style-name="gr1" draw:text-style-name="P106" svg:x1="3.891cm" svg:y1="1.233cm" svg:x2="7.985cm" svg:y2="3.239cm"><text:p/></draw:line><draw:line text:anchor-type="paragraph" draw:z-index="37" draw:style-name="gr1" draw:text-style-name="P106" svg:x1="13.416cm" svg:y1="1.15cm" svg:x2="13.527cm" svg:y2="3.517cm"><text:p/></draw:line><draw:line text:anchor-type="paragraph" draw:z-index="36" draw:style-name="gr1" draw:text-style-name="P106" svg:x1="12.164cm" svg:y1="1.065cm" svg:x2="12.219cm" svg:y2="3.349cm"><text:p/></draw:line><draw:line text:anchor-type="paragraph" draw:z-index="35" draw:style-name="gr1" draw:text-style-name="P106" svg:x1="10.993cm" svg:y1="1.122cm" svg:x2="10.993cm" svg:y2="3.156cm"><text:p/></draw:line><draw:line text:anchor-type="paragraph" draw:z-index="34" draw:style-name="gr1" draw:text-style-name="P106" svg:x1="7.902cm" svg:y1="1.455cm" svg:x2="7.985cm" svg:y2="3.238cm"><text:p/></draw:line><draw:line text:anchor-type="paragraph" draw:z-index="33" draw:style-name="gr1" draw:text-style-name="P106" svg:x1="7.094cm" svg:y1="1.344cm" svg:x2="7.094cm" svg:y2="3.21cm"><text:p/></draw:line><draw:line text:anchor-type="paragraph" draw:z-index="32" draw:style-name="gr1" draw:text-style-name="P106" svg:x1="3.891cm" svg:y1="1.233cm" svg:x2="3.752cm" svg:y2="3.239cm"><text:p/></draw:line><draw:line text:anchor-type="paragraph" draw:z-index="31" draw:style-name="gr1" draw:text-style-name="P106" svg:x1="2.75cm" svg:y1="1.205cm" svg:x2="2.776cm" svg:y2="3.239cm"><text:p/></draw:line><draw:line text:anchor-type="paragraph" draw:z-index="30" draw:style-name="gr1" draw:text-style-name="P106" svg:x1="1.746cm" svg:y1="1.039cm" svg:x2="1.718cm" svg:y2="3.321cm"><text:p/></draw:line>Equals to: </text:p>
      <text:p text:style-name="P90">identity :: Int → Circuit</text:p>
      <text:p text:style-name="P17">identity n = number of lines </text:p>
      <text:p text:style-name="P17"/>
      <text:p text:style-name="P17"><draw:line text:anchor-type="paragraph" draw:z-index="58" draw:style-name="gr12" draw:text-style-name="P106" svg:x1="5.994cm" svg:y1="1.467cm" svg:x2="5.271cm" svg:y2="0.631cm"><text:p/></draw:line><draw:line text:anchor-type="paragraph" draw:z-index="57" draw:style-name="gr13" draw:text-style-name="P106" svg:x1="7.276cm" svg:y1="1.969cm" svg:x2="7.331cm" svg:y2="2.916cm"><text:p/></draw:line><draw:line text:anchor-type="paragraph" draw:z-index="56" draw:style-name="gr12" draw:text-style-name="P106" svg:x1="3.433cm" svg:y1="1.135cm" svg:x2="3.849cm" svg:y2="0.549cm"><text:p/></draw:line><draw:line text:anchor-type="paragraph" draw:z-index="55" draw:style-name="gr12" draw:text-style-name="P106" svg:x1="0.758cm" svg:y1="1.357cm" svg:x2="1.705cm" svg:y2="0.577cm"><text:p/></draw:line><draw:line text:anchor-type="paragraph" draw:z-index="54" draw:style-name="gr1" draw:text-style-name="P106" svg:x1="6.773cm" svg:y1="2.053cm" svg:x2="6.773cm" svg:y2="2.693cm"><text:p/></draw:line><draw:line text:anchor-type="paragraph" draw:z-index="53" draw:style-name="gr1" draw:text-style-name="P106" svg:x1="6.357cm" svg:y1="1.969cm" svg:x2="6.357cm" svg:y2="2.722cm"><text:p/></draw:line><draw:line text:anchor-type="paragraph" draw:z-index="52" draw:style-name="gr1" draw:text-style-name="P106" svg:x1="7.191cm" svg:y1="0.827cm" svg:x2="7.191cm" svg:y2="1.635cm"><text:p/></draw:line><draw:line text:anchor-type="paragraph" draw:z-index="51" draw:style-name="gr1" draw:text-style-name="P106" svg:x1="6.69cm" svg:y1="0.855cm" svg:x2="6.69cm" svg:y2="1.578cm"><text:p/></draw:line><draw:line text:anchor-type="paragraph" draw:z-index="50" draw:style-name="gr1" draw:text-style-name="P106" svg:x1="6.244cm" svg:y1="0.716cm" svg:x2="6.244cm" svg:y2="1.579cm"><text:p/></draw:line><draw:line text:anchor-type="paragraph" draw:z-index="49" draw:style-name="gr1" draw:text-style-name="P106" svg:x1="3.627cm" svg:y1="1.356cm" svg:x2="3.712cm" svg:y2="2.414cm"><text:p/></draw:line><draw:line text:anchor-type="paragraph" draw:z-index="48" draw:style-name="gr1" draw:text-style-name="P106" svg:x1="3.069cm" svg:y1="1.274cm" svg:x2="3.043cm" svg:y2="2.304cm"><text:p/></draw:line><draw:line text:anchor-type="paragraph" draw:z-index="47" draw:style-name="gr1" draw:text-style-name="P106" svg:x1="2.54cm" svg:y1="1.3cm" svg:x2="2.568cm" svg:y2="2.332cm"><text:p/></draw:line><draw:line text:anchor-type="paragraph" draw:z-index="46" draw:style-name="gr1" draw:text-style-name="P106" svg:x1="0.73cm" svg:y1="1.356cm" svg:x2="0.758cm" svg:y2="2.107cm"><text:p/></draw:line><draw:line text:anchor-type="paragraph" draw:z-index="45" draw:style-name="gr1" draw:text-style-name="P106" svg:x1="0.368cm" svg:y1="1.134cm" svg:x2="0.34cm" svg:y2="1.968cm"><text:p/></draw:line><draw:line text:anchor-type="paragraph" draw:z-index="44" draw:style-name="gr1" draw:text-style-name="P106" svg:x1="0.034cm" svg:y1="1.078cm" svg:x2="0.062cm" svg:y2="2.025cm"><text:p/></draw:line>above :: Circuit → Circuit -&gt;Circuit </text:p>
      <text:p text:style-name="P17"/>
      <text:p text:style-name="P17"/>
      <text:p text:style-name="P17"/>
      <text:p text:style-name="P17"/>
      <text:p text:style-name="P17"/>
      <text:p text:style-name="P17"/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>/</text:p>
      <text:p text:style-name="P17"/>
      <text:p text:style-name="P17"/>
      <text:p text:style-name="P18">1) We'll say that Circuit tells us the width of the circuit.</text:p>
      <text:p text:style-name="P51"/>
      <text:p text:style-name="P51"/>
      <text:p text:style-name="P52">Shallow Embedding</text:p>
      <text:p text:style-name="P52"/>
      <text:p text:style-name="P19">identity :: Int →<text:span text:style-name="T7"> </text:span>Int</text:p>
      <text:p text:style-name="P19">identity w = w</text:p>
      <text:p text:style-name="P19"/>
      <text:p text:style-name="P19">above :: Int → Int → Int</text:p>
      <text:p text:style-name="P19">above c1 c2 = c1</text:p>
      <text:p text:style-name="P19"/>
      <text:p text:style-name="P19">beside :: Int → Int → Int</text:p>
      <text:p text:style-name="P19">beside c1 c2 = c1 + c2</text:p>
      <text:p text:style-name="P19"/>
      <text:p text:style-name="P20">fan :: Int → Int</text:p>
      <text:p text:style-name="P20">fan n = n</text:p>
      <text:p text:style-name="P20"/>
      <text:p text:style-name="P21">stretch :: [Int] → Int → <text:span text:style-name="T7">Int</text:span></text:p>
      <text:p text:style-name="P21">stretch ws w = sum ws</text:p>
      <text:p text:style-name="P53"/>
      <text:p text:style-name="P92">Deep embedding</text:p>
      <text:p text:style-name="P53"><text:tab/><text:tab/><text:tab/><text:tab/><text:tab/><text:tab/><text:span text:style-name="T5">(data Maybe a = Nothing</text:span></text:p>
      <text:p text:style-name="P21"><text:tab/><text:tab/><text:tab/><text:tab/><text:tab/><text:tab/><text:tab/><text:tab/>|Just a <text:s text:c="3"/>)</text:p>
      <text:p text:style-name="P21">data Circuit = Identity Int</text:p>
      <text:p text:style-name="P21"><text:tab/><text:tab/>|Above Circuit Circuit</text:p>
      <text:p text:style-name="P21"><text:tab/><text:tab/>|Beside Circuit Circuit</text:p>
      <text:p text:style-name="P21"><text:tab/><text:tab/>|<text:span text:style-name="T6">Fan Int</text:span></text:p>
      <text:p text:style-name="P21"><text:tab/><text:tab/><text:span text:style-name="T6">|Stretch [Int] Circuit</text:span></text:p>
      <text:p text:style-name="P21"/>
      <text:p text:style-name="P22">e.g. Above (Identity 3)(Fan 3)</text:p>
      <text:p text:style-name="P22"><draw:line text:anchor-type="paragraph" draw:z-index="66" draw:style-name="gr1" draw:text-style-name="P106" svg:x1="1.314cm" svg:y1="1.677cm" svg:x2="2.177cm" svg:y2="2.57cm"><text:p/></draw:line><draw:line text:anchor-type="paragraph" draw:z-index="65" draw:style-name="gr1" draw:text-style-name="P106" svg:x1="1.314cm" svg:y1="1.538cm" svg:x2="1.759cm" svg:y2="2.513cm"><text:p/></draw:line><draw:line text:anchor-type="paragraph" draw:z-index="64" draw:style-name="gr1" draw:text-style-name="P106" svg:x1="2.177cm" svg:y1="1.651cm" svg:x2="2.177cm" svg:y2="2.57cm"><text:p/></draw:line><draw:line text:anchor-type="paragraph" draw:z-index="63" draw:style-name="gr1" draw:text-style-name="P106" svg:x1="1.73cm" svg:y1="1.595cm" svg:x2="1.758cm" svg:y2="2.514cm"><text:p/></draw:line><draw:line text:anchor-type="paragraph" draw:z-index="62" draw:style-name="gr1" draw:text-style-name="P106" svg:x1="1.314cm" svg:y1="1.538cm" svg:x2="1.314cm" svg:y2="2.596cm"><text:p/></draw:line><draw:line text:anchor-type="paragraph" draw:z-index="61" draw:style-name="gr1" draw:text-style-name="P106" svg:x1="2.177cm" svg:y1="0.619cm" svg:x2="2.233cm" svg:y2="1.344cm"><text:p/></draw:line><draw:line text:anchor-type="paragraph" draw:z-index="60" draw:style-name="gr1" draw:text-style-name="P106" svg:x1="1.815cm" svg:y1="0.564cm" svg:x2="1.815cm" svg:y2="1.344cm"><text:p/></draw:line><draw:line text:anchor-type="paragraph" draw:z-index="59" draw:style-name="gr1" draw:text-style-name="P106" svg:x1="1.397cm" svg:y1="0.508cm" svg:x2="1.369cm" svg:y2="1.316cm"><text:p/></draw:line></text:p>
      <text:p text:style-name="P22"/>
      <text:p text:style-name="P22"/>
      <text:p text:style-name="P22"/>
      <text:p text:style-name="P22"/>
      <text:p text:style-name="P22"/>
      <text:p text:style-name="P23">width :: Circuit → <text:span text:style-name="T8">Identity</text:span></text:p>
      <text:p text:style-name="P24">width (Identity w) = w</text:p>
      <text:p text:style-name="P24">width(Above c1 c2) = width c1</text:p>
      <text:p text:style-name="P25">width (Beside c1 c2) = width c1 <text:span text:style-name="T9">+ width c2</text:span></text:p>
      <text:p text:style-name="P26">width (Fan w) = w</text:p>
      <text:p text:style-name="P27">width (Stretch ws c) = sum ws</text:p>
      <text:p text:style-name="P27"/>
      <text:p text:style-name="P27"/>
      <text:p text:style-name="P28">[shallow embedding can add new stuff easily]</text:p>
      <text:p text:style-name="P28"/>
      <text:p text:style-name="P28"/>
      <text:p text:style-name="P54">Connected Circuits</text:p>
      <text:p text:style-name="P54"/>
      <text:p text:style-name="P29"><text:span text:style-name="T10">i</text:span>dentity :: Int → (Bool, Int) <text:s text:c="8"/><text:tab/><text:tab/><text:tab/>(Bool – connected? <text:tab/>Int – width)</text:p>
      <text:p text:style-name="P30">identity w = (True, w)</text:p>
      <text:p text:style-name="P30"/>
      <text:p text:style-name="P31">above :: (Bool, Int) → (Bool, Int) → (Bool, Int)</text:p>
      <text:p text:style-name="P32">above (c1, w1) (c2, w2) = <text:span text:style-name="T11">(c1 ^ c2 ^ w1 == w2, w1)</text:span></text:p>
      <text:p text:style-name="P32"/>
      <text:p text:style-name="P33">beside :: (Bool, Int) → (Bool, Int) → (Bool, Int)</text:p>
      <text:p text:style-name="P33">beside (c1, w1) (c2, w2) = (c1^c2, w1 + w2)</text:p>
      <text:p text:style-name="P33"/>
      <text:p text:style-name="P34">fan :: Int → (Bool, Int)</text:p>
      <text:p text:style-name="P35">fan w = (True, w)</text:p>
      <text:p text:style-name="P35"/>
      <text:p text:style-name="P36">stretch :: [Int] → (Bool, Int) → (Bool, Int)</text:p>
      <text:p text:style-name="P36">stetch ws (c, w) = (c ^ length(ws) == w, sum ws)</text:p>
      <text:p text:style-name="P36"/>
      <text:p text:style-name="P91">lower case – functions</text:p>
      <text:p text:style-name="P37">upper case – data constructors</text:p>
      <text:p text:style-name="P37"/>
      <text:p text:style-name="P55">Data Constructors</text:p>
      <text:p text:style-name="P55"/>
      <text:p text:style-name="P38">e.g. </text:p>
      <text:p text:style-name="P38">data Bool = True |False</text:p>
      <text:p text:style-name="P38"/>
      <text:p text:style-name="P38">True <text:s/>:: Bool</text:p>
      <text:p text:style-name="P38">False :: Bool</text:p>
      <text:p text:style-name="P40">true :: Bool</text:p>
      <text:p text:style-name="P40">true = False || True</text:p>
      <text:p text:style-name="P40"/>
      <text:p text:style-name="P41">data Maybe a = Nothing </text:p>
      <text:p text:style-name="P41"><text:tab/><text:tab/>| Just a</text:p>
      <text:p text:style-name="P41"/>
      <text:p text:style-name="P42">Nothing :: Maybe a </text:p>
      <text:p text:style-name="P42">Just 5 :: Maybe 5</text:p>
      <text:p text:style-name="P42">Just False :: Maybe Bool</text:p>
      <text:p text:style-name="P42"/>
      <text:p text:style-name="P42">Just :: a → Maybe a</text:p>
      <text:p text:style-name="P42"/>
      <text:p text:style-name="P43">mdiv :: Int → Int → Maybe Int</text:p>
      <text:p text:style-name="P43">mdiv no = Nothing</text:p>
      <text:p text:style-name="P43">mdiv n m = Just (n 'div' m)</text:p>
      <text:p text:style-name="P44"/>
      <text:p text:style-name="P44">deep embedding – data constructed</text:p>
      <text:p text:style-name="P39"/>
      <text:p text:style-name="P45">deep embedding cont.</text:p>
      <text:p text:style-name="P45"/>
      <text:p text:style-name="P45">blobs :: Circuit → Int</text:p>
      <text:p text:style-name="P46">blobs (identity w) = 0</text:p>
      <text:p text:style-name="P46">blobs (Above a b) = blobs a + blobs b</text:p>
      <text:p text:style-name="P46">.</text:p>
      <text:p text:style-name="P46">.</text:p>
      <text:p text:style-name="P46">.</text:p>
      <text:p text:style-name="P46"/>
      <text:p text:style-name="P46"/>
      <text:p text:style-name="P47">Adding data to shallow is cheap, just add new function.</text:p>
      <text:p text:style-name="P47">Deep – more expensive to add new <text:span text:style-name="T12">constructors</text:span> since need to change all code. </text:p>
      <text:p text:style-name="P93">Lists</text:p>
      <text:p text:style-name="P56"/>
      <text:p text:style-name="P57">data List a = Empty</text:p>
      <text:p text:style-name="P57"><text:tab/>| Cons a (List a)</text:p>
      <text:p text:style-name="P57"/>
      <text:p text:style-name="P58">length :: List a → Int</text:p>
      <text:p text:style-name="P58">length Empty = 0</text:p>
      <text:p text:style-name="P58">length ( Cons x xs) = 1 + length xs</text:p>
      <text:p text:style-name="P58"/>
      <text:p text:style-name="P60">Notice how this uses recursion. Now we will isolate the recursion.</text:p>
      <text:p text:style-name="P59"/>
      <text:p text:style-name="P59">data List' a k = Empty'</text:p>
      <text:p text:style-name="P59"><text:tab/><text:tab/>| Cons' a k</text:p>
      <text:p text:style-name="P59"/>
      <text:p text:style-name="P61">data Fix d = In (f (Fix f))</text:p>
      <text:p text:style-name="P61"/>
      <text:p text:style-name="P61">Empty' :: List' a (Fix List' a)</text:p>
      <text:p text:style-name="P61">In (Empty') :: Fix (List' a)</text:p>
      <text:p text:style-name="P61"/>
      <text:p text:style-name="P62">Empty' :: List a</text:p>
      <text:p text:style-name="P62">Cons :: a → List → List a</text:p>
      <text:p text:style-name="P62"/>
      <text:p text:style-name="P62">/////////////////////////</text:p>
      <text:p text:style-name="P62"/>
      <text:p text:style-name="P63">data Fix f = In (f (Fix f))</text:p>
      <text:p text:style-name="P63"/>
      <text:p text:style-name="P64">In :: f (Fix f) → Fix f</text:p>
      <text:p text:style-name="P64">can build the inverse</text:p>
      <text:p text:style-name="P64">inop :: Fix f → f (Fix f)</text:p>
      <text:p text:style-name="P64">inop (In x ) = x</text:p>
      <text:p text:style-name="P64">// (x = f (Fix f)</text:p>
      <text:p text:style-name="P64"/>
      <text:p text:style-name="P65">In other words:</text:p>
      <text:p text:style-name="P65">In * inop = identity</text:p>
      <text:p text:style-name="P65">inop * In = identity</text:p>
      <text:p text:style-name="P65"/>
      <text:p text:style-name="P66">or in other words:</text:p>
      <text:p text:style-name="P66">(In * inop) x = x</text:p>
      <text:p text:style-name="P66">(inop * In) y = y</text:p>
      <text:p text:style-name="P66"/>
      <text:p text:style-name="P67">Our goal is understand this diagram :</text:p>
      <text:p text:style-name="P67"><text:s text:c="14"/><text:span text:style-name="T13">fmap (cata alg)</text:span></text:p>
      <text:p text:style-name="P68"><draw:frame text:anchor-type="paragraph" draw:z-index="67" draw:style-name="gr14" svg:width="2.006cm" svg:height="1.086cm" svg:x="1.09cm" svg:y="0.485cm"><draw:text-box><text:p><text:s text:c="2"/></text:p></draw:text-box></draw:frame><draw:line text:anchor-type="paragraph" draw:z-index="69" draw:style-name="gr12" draw:text-style-name="P106" svg:x1="1.09cm" svg:y1="0.485cm" svg:x2="1.09cm" svg:y2="2.016cm"><text:p/></draw:line>f (Fix f) – &gt; f a </text:p>
      <text:p text:style-name="P68"><draw:line text:anchor-type="paragraph" draw:z-index="68" draw:style-name="gr12" draw:text-style-name="P106" svg:x1="0.617cm" svg:y1="1.361cm" svg:x2="0.589cm" svg:y2="0.109cm"><text:p/></draw:line><draw:line text:anchor-type="paragraph" draw:z-index="70" draw:style-name="gr12" draw:text-style-name="P106" svg:x1="2.594cm" svg:y1="1.501cm" svg:x2="2.538cm" svg:y2="0.192cm"><text:p/></draw:line></text:p>
      <text:p text:style-name="P68">In <text:s text:c="8"/>inop<text:tab/> <text:s text:c="2"/>alg</text:p>
      <text:p text:style-name="P68"/>
      <text:p text:style-name="P68">Fix f – &gt; a</text:p>
      <text:p text:style-name="P68"><text:s text:c="8"/>cata</text:p>
      <text:p text:style-name="P68">[cata = catamorphism]</text:p>
      <text:p text:style-name="P68"/>
      <text:p text:style-name="P69"><text:soft-page-break/>This diagram may seem hard at first but you have seen a version of it before.</text:p>
      <text:p text:style-name="P69">Folds = catas</text:p>
      <text:p text:style-name="P69"/>
      <text:p text:style-name="P70">Remeber foldr </text:p>
      <text:p text:style-name="P70"/>
      <text:p text:style-name="P70">fold r :: (a → b → b) → b → [a] → b</text:p>
      <text:p text:style-name="P70"><text:s/><text:tab/><text:tab/>alg<text:tab/><text:tab/>Fix (list' a)</text:p>
      <text:p text:style-name="P70">[alg = algebra]</text:p>
      <text:p text:style-name="P70"/>
      <text:p text:style-name="P70"/>
      <text:p text:style-name="P71">toList' :: [a] → Fix (List' a)</text:p>
      <text:p text:style-name="P71">// toList' [] = In (Empty'<text:span text:style-name="T14">)</text:span></text:p>
      <text:p text:style-name="P71"/>
      <text:p text:style-name="P72">toList' = foldr f k where</text:p>
      <text:p text:style-name="P72"><text:tab/>k :: Fix (List' a)</text:p>
      <text:p text:style-name="P72"><text:tab/>k = In (Empty')</text:p>
      <text:p text:style-name="P72"/>
      <text:p text:style-name="P73">f :: a → Fix (List'a) → Fix (List' a)</text:p>
      <text:p text:style-name="P73">f x ys = In (cons' x ys)</text:p>
      <text:p text:style-name="P73"/>
      <text:p text:style-name="P73">fromList' :: Fix (List' a) → [a]</text:p>
      <text:p text:style-name="P73">/* fromList' (In (Empty')) = []</text:p>
      <text:p text:style-name="P73">fromList' (In (cons') x xs = x : fromList' xs */</text:p>
      <text:p text:style-name="P73"/>
      <text:p text:style-name="P74">cata :: (f a → a) → Fix f → a</text:p>
      <text:p text:style-name="P74"/>
      <text:p text:style-name="P74"/>
      <text:p text:style-name="P74">///</text:p>
      <text:p text:style-name="P94">Functors</text:p>
      <text:p text:style-name="P75"/>
      <text:p text:style-name="P75">map :: (a → b) → ([a] → [b])</text:p>
      <text:p text:style-name="P75"/>
      <text:p text:style-name="P75">Functors allow is to transform the <text:span text:style-name="T15">contents</text:span> of their structure with a function. </text:p>
      <text:p text:style-name="P75"/>
      <text:p text:style-name="P76">e.g. Lists are functors, because they support map.</text:p>
      <text:p text:style-name="P76"/>
      <text:p text:style-name="P76">e..g </text:p>
      <text:p text:style-name="P76">data Maybe a = Nothing | Just a</text:p>
      <text:p text:style-name="P76"/>
      <text:p text:style-name="P76">Just 5 :: Maybe Int</text:p>
      <text:p text:style-name="P76">Just 'a' :: Maybe char</text:p>
      <text:p text:style-name="P76">Nothing :: Maybe a</text:p>
      <text:p text:style-name="P76"/>
      <text:p text:style-name="P76">fmap :: (a → b) → Maybe a → Maybe b</text:p>
      <text:p text:style-name="P76"/>
      <text:p text:style-name="P76">a → b </text:p>
      <text:p text:style-name="P76">[→ is f]</text:p>
      <text:p text:style-name="P76"/>
      <text:p text:style-name="P76">Maybe a → Maybe b</text:p>
      <text:p text:style-name="P76">[→ is fmap f]</text:p>
      <text:p text:style-name="P76"/>
      <text:p text:style-name="P86">instance<text:span text:style-name="T16"> Functor Maybe where</text:span></text:p>
      <text:p text:style-name="P79"><text:tab/>fmap f Nothing = Nothing</text:p>
      <text:p text:style-name="P79"><text:tab/>fmap f (Just x) = Just (f x)</text:p>
      <text:p text:style-name="P87"/>
      <text:p text:style-name="P87"><text:span text:style-name="T16">This is an </text:span><text:span text:style-name="T17">instance</text:span><text:span text:style-name="T16"> of the functor class:<text:line-break/></text:span></text:p>
      <text:p text:style-name="P87">class<text:span text:style-name="T16"> Functor f where</text:span></text:p>
      <text:p text:style-name="P80"><text:tab/>fmap :: (a → b) → f a → f b</text:p>
      <text:p text:style-name="P80"/>
      <text:p text:style-name="P77">Functors are only valid when these two laws hold true:</text:p>
      <text:p text:style-name="P77"><text:s/></text:p>
      <text:p text:style-name="P77">fmap id = id</text:p>
      <text:p text:style-name="P77">fmap (g * f) = fmap g * fmap f</text:p>
      <text:p text:style-name="P77"/>
      <text:p text:style-name="P78">For Maybe, we reason :</text:p>
      <text:p text:style-name="P78">fmap id = id</text:p>
      <text:p text:style-name="P78"/>
      <text:p text:style-name="P88">Proof</text:p>
      <text:p text:style-name="P78">/</text:p>
      <text:p text:style-name="P78">//</text:p>
      <text:p text:style-name="P78">/</text:p>
      <text:p text:style-name="P78">/</text:p>
      <text:p text:style-name="P78">/</text:p>
      <text:p text:style-name="P78">/</text:p>
      <text:p text:style-name="P78">/</text:p>
      <text:p text:style-name="P78">/</text:p>
      <text:p text:style-name="P78"/>
      <text:p text:style-name="P95">Kinds</text:p>
      <text:p text:style-name="P81">5 :: Int</text:p>
      <text:p text:style-name="P81">True :: Bool</text:p>
      <text:p text:style-name="P81">[] :: [a]</text:p>
      <text:p text:style-name="P81">[1,2,3] :: [Int]</text:p>
      <text:p text:style-name="P81">[a] this means [] a</text:p>
      <text:p text:style-name="P81">so [] :: * → *</text:p>
      <text:p text:style-name="P81"/>
      <text:p text:style-name="P81">Maybe a</text:p>
      <text:p text:style-name="P81">Nothing :: Maybe a</text:p>
      <text:p text:style-name="P81">Just 3 :: Maybe Int</text:p>
      <text:p text:style-name="P81">Just False :: Maybe Bool</text:p>
      <text:p text:style-name="P81"/>
      <text:p text:style-name="P81">Maybe :: * → *</text:p>
      <text:p text:style-name="P81"><text:tab/>Int → Maybe Int</text:p>
      <text:p text:style-name="P81"><text:tab/>Char → Maybe Char</text:p>
      <text:p text:style-name="P81"><text:tab/>Bool → Maybe Bool</text:p>
      <text:p text:style-name="P81"/>
      <text:p text:style-name="P81">* → * are Kinds</text:p>
      <text:p text:style-name="P81"/>
      <text:p text:style-name="P81">Fix (List' a)</text:p>
      <text:p text:style-name="P81"/>
      <text:p text:style-name="P81">Another example:</text:p>
      <text:p text:style-name="P81"/>
      <text:p text:style-name="P81">data Expr = Cvar Int</text:p>
      <text:p text:style-name="P81"><text:tab/><text:tab/>| Plus Expr Expressions</text:p>
      <text:p text:style-name="P81">To remove recursion define a new datatype:</text:p>
      <text:p text:style-name="P81"/>
      <text:p text:style-name="P81">data Expr' k = Var' Int </text:p>
      <text:p text:style-name="P81"><text:tab/><text:tab/>|Plus' k k </text:p>
      <text:p text:style-name="P8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1">Expr</text:p>
          </table:table-cell>
          <table:table-cell table:style-name="Table3.B1" office:value-type="string">
            <text:p text:style-name="P101">Fix Expr'</text:p>
          </table:table-cell>
        </table:table-row>
        <table:table-row>
          <table:table-cell table:style-name="Table3.A2" office:value-type="string">
            <text:p text:style-name="P101">Var 1</text:p>
          </table:table-cell>
          <table:table-cell table:style-name="Table3.B2" office:value-type="string">
            <text:p text:style-name="P101">In (Var' 1)</text:p>
          </table:table-cell>
        </table:table-row>
        <table:table-row>
          <table:table-cell table:style-name="Table3.A2" office:value-type="string">
            <text:p text:style-name="P101">Plus (Var 1) (Var 2)</text:p>
          </table:table-cell>
          <table:table-cell table:style-name="Table3.B2" office:value-type="string">
            <text:p text:style-name="P101">In (Plus' (In Var' 1) (In Var' 2))</text:p>
          </table:table-cell>
        </table:table-row>
        <table:table-row>
          <table:table-cell table:style-name="Table3.A2" office:value-type="string">
            <text:p text:style-name="P101">Plus (Plus (Var 1) (Var 2)) (Var 3)</text:p>
          </table:table-cell>
          <table:table-cell table:style-name="Table3.B2" office:value-type="string">
            <text:p text:style-name="P101">In (Plus' (In (Plus' </text:p>
            <text:p text:style-name="P101">(In (Var' 1))</text:p>
            <text:p text:style-name="P101">(In (Var' 2 ))))</text:p>
            <text:p text:style-name="P101">(In (Var' 3)))</text:p>
          </table:table-cell>
        </table:table-row>
      </table:table>
      <text:p text:style-name="P81"/>
      <text:p text:style-name="P82">In :: f(Fix f) → Fix f</text:p>
      <text:p text:style-name="P82"/>
      <text:p text:style-name="P82">Var' 1:: Expr ' k</text:p>
      <text:p text:style-name="P82">(for any k we chose)</text:p>
      <text:p text:style-name="P82"/>
      <text:p text:style-name="P82">so we could decide:</text:p>
      <text:p text:style-name="P82">Var' 1 :: Expr' (Fix Expr')</text:p>
      <text:p text:style-name="P82"/>
      <text:p text:style-name="P82">so now we can now let f = Expr'</text:p>
      <text:p text:style-name="P82">--------------</text:p>
      <text:p text:style-name="P83"><text:soft-page-break/>Using f = Expr' , we can write functions like</text:p>
      <text:p text:style-name="P83"/>
      <text:p text:style-name="P83">add' :: Expr' Int → Int</text:p>
      <text:p text:style-name="P83">show' :: Expr' String → String</text:p>
      <text:p text:style-name="P83"/>
      <text:p text:style-name="P83">These are example of <text:span text:style-name="T15">alg</text:span>ebras .. . .</text:p>
      <text:p text:style-name="P83">The cata of these algebras work on Fix Expr'</text:p>
      <text:p text:style-name="P83"/>
      <text:p text:style-name="P84">First we need to define </text:p>
      <text:p text:style-name="P84">fmap :: (a → b) → Expr' a → Expr' b</text:p>
      <text:p text:style-name="P84">because we need Expr' to be a functor.</text:p>
      <text:p text:style-name="P84"/>
      <text:p text:style-name="P84">Remeber :</text:p>
      <text:p text:style-name="P84">cata :: Functor f =&gt; (f b → b) → Fix f → b</text:p>
      <text:p text:style-name="P84">cata alg = alg * fmap (cata alg) * inop</text:p>
      <text:p text:style-name="P84">or</text:p>
      <text:p text:style-name="P84">cata alg (In x) = alg (fmap (cata alg) x)</text:p>
      <text:p text:style-name="P84"/>
      <text:p text:style-name="P84">So if we add our Expr' value, we can do this:</text:p>
      <text:p text:style-name="P84"/>
      <text:p text:style-name="P84">add :: Fix Expr' → Int</text:p>
      <text:p text:style-name="P84">add = cata add' where</text:p>
      <text:p text:style-name="P84"><text:tab/>add' :: Expr' Int → Int</text:p>
      <text:p text:style-name="P84"><text:tab/>add' (Var' n) = n</text:p>
      <text:p text:style-name="P84"><text:tab/>add' (Plus' x y) = x + y</text:p>
      <text:p text:style-name="P84"/>
      <text:p text:style-name="P84">Note : no recursion!</text:p>
      <text:p text:style-name="P84"/>
      <text:p text:style-name="P84">So we need an fmap for Expr' which is</text:p>
      <text:p text:style-name="P84"/>
      <text:p text:style-name="P84">instance Functor Expr' where</text:p>
      <text:p text:style-name="P84"><text:tab/>fmap f (Var n) = Var n</text:p>
      <text:p text:style-name="P84"><text:tab/>fmap f (Plus x y) = Plus (f x) (f y)</text:p>
      <text:p text:style-name="P84"/>
      <text:p text:style-name="P84">The fmap f puts the 'f' at the point of recursion.</text:p>
      <text:p text:style-name="P84"/>
      <text:p text:style-name="P83"/>
      <text:p text:style-name="P96">Lecture 7</text:p>
      <text:p text:style-name="P85">Lets start with a very simple domain specific language – natural numbers.</text:p>
      <text:p text:style-name="P85"/>
      <text:p text:style-name="P85">0 <text:tab/>1+1+0 <text:tab/><text:tab/>1+0<text:tab/><text:tab/>1+1+1+1+0</text:p>
      <text:p text:style-name="P85"/>
      <text:p text:style-name="P85">data Nat' k = zero'<text:tab/></text:p>
      <text:p text:style-name="P85"><text:tab/><text:tab/>| Succ' k</text:p>
      <text:p text:style-name="P85"/>
      <text:p text:style-name="P85">zero' corresponds to 0</text:p>
      <text:p text:style-name="P85">Succ' n corresponds to n+1</text:p>
      <text:p text:style-name="P85"/>
      <text:p text:style-name="P85">The cata corresponds to induction over natural numbers:</text:p>
      <text:p text:style-name="P85"/>
      <text:p text:style-name="P85">The set of natural numbers corresponds to Fix Nat'</text:p>
      <text:p text:style-name="P85">Here is what we are given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2">Nat' (Fix Nat')</text:p>
          </table:table-cell>
          <table:table-cell table:style-name="Table4.A1" office:value-type="string">
            <text:p text:style-name="P102">fmap(cata alg) → </text:p>
          </table:table-cell>
          <table:table-cell table:style-name="Table4.C1" office:value-type="string">
            <text:p text:style-name="P102">Nat' b</text:p>
          </table:table-cell>
        </table:table-row>
        <table:table-row>
          <table:table-cell table:style-name="Table4.A2" office:value-type="string">
            <text:p text:style-name="P102">In (down) <text:s text:c="5"/>inop (up)</text:p>
          </table:table-cell>
          <table:table-cell table:style-name="Table4.A2" office:value-type="string">
            <text:p text:style-name="P102"/>
          </table:table-cell>
          <table:table-cell table:style-name="Table4.C2" office:value-type="string">
            <text:p text:style-name="P102">Alg (down)</text:p>
          </table:table-cell>
        </table:table-row>
        <table:table-row>
          <table:table-cell table:style-name="Table4.A2" office:value-type="string">
            <text:p text:style-name="P102">Fix (Nat') (natural numbers)</text:p>
          </table:table-cell>
          <table:table-cell table:style-name="Table4.A2" office:value-type="string">
            <text:p text:style-name="P102">cata alg</text:p>
          </table:table-cell>
          <table:table-cell table:style-name="Table4.C2" office:value-type="string">
            <text:p text:style-name="P102">b</text:p>
          </table:table-cell>
        </table:table-row>
      </table:table>
      <text:p text:style-name="P85"/>
      <text:p text:style-name="P85">So first we defined our datatype :<text:line-break/>data Nat' k = zero' | Succ' k</text:p>
      <text:p text:style-name="P85"/>
      <text:p text:style-name="P85">We also use a functor instance to point to the recursive site.</text:p>
      <text:p text:style-name="P85"/>
      <text:p text:style-name="P85">instance Functor Nat' where</text:p>
      <text:p text:style-name="P85"><text:tab/>fmap f zero' = zero</text:p>
      <text:p text:style-name="P85"><text:tab/>fmap f (Succ' k) = Succ' (f k)</text:p>
      <text:p text:style-name="P85"/>
      <text:p text:style-name="P85">Now we can efine some functions using cata with algebras we create.</text:p>
      <text:p text:style-name="P85"/>
      <text:p text:style-name="P85">This is the general cata for all f:<text:line-break/></text:p>
      <text:p text:style-name="P85">cata :: Functor f =&gt; (f b →)p -&gt;Fix d → b</text:p>
      <text:p text:style-name="P85">cata alg x = alg . Fmap cata . inop </text:p>
      <text:p text:style-name="P85"/>
      <text:p text:style-name="P85">toInt :: Fix Nat' → Int</text:p>
      <text:p text:style-name="P85">toInt = cata alg where</text:p>
      <text:p text:style-name="P85"><text:tab/>alg :: Nat' int → Int</text:p>
      <text:p text:style-name="P85"><text:tab/>alg (zero') = 0</text:p>
      <text:p text:style-name="P85"><text:tab/>alg (Succ' n) = 1+ n</text:p>
      <text:p text:style-name="P85"/>
      <text:p text:style-name="P103">fromInt :: int → Fix Nat'</text:p>
      <text:p text:style-name="P104">fromInt 0 = In (zero')</text:p>
      <text:p text:style-name="P104">fromInt n = In (Succ (fromINt (n-1)))</text:p>
      <text:p text:style-name="P104"/>
      <text:p text:style-name="P104">Note : we needed to use recursion here, because Int is not of the form Fix f for some f.</text:p>
      <text:p text:style-name="P104"/>
      <text:p text:style-name="P104">How do we double numbers?</text:p>
      <text:p text:style-name="P104">For instance double 3 -</text:p>
      <text:p text:style-name="P104"><text:soft-page-break/>3 is <text:s/>1+1+1+0</text:p>
      <text:p text:style-name="P104"/>
      <text:p text:style-name="P104">which goes to 2+2+2+0</text:p>
      <text:p text:style-name="P104"/>
      <text:p text:style-name="P104">Now do that with Fix Nat'</text:p>
      <text:p text:style-name="P104"/>
      <text:p text:style-name="P104">In (Succ' (In (Succ' (In ( Succ (In zero))))</text:p>
      <text:p text:style-name="P104"/>
      <text:p text:style-name="P104">alg (Succ' (alg (Succ' (alg (Succ' (alg zero)))</text:p>
      <text:p text:style-name="P104"/>
      <text:p text:style-name="P104">whats should alg do?</text:p>
      <text:p text:style-name="P104"/>
      <text:p text:style-name="P104">Alg :: Nat' Int → Int</text:p>
      <text:p text:style-name="P104">alg zero' = 0</text:p>
      <text:p text:style-name="P104">alg (Succ' n) = 2+ n</text:p>
      <text:p text:style-name="P104"/>
      <text:p text:style-name="P104">The “2+” corresponds to what we did on the previous page...</text:p>
      <text:p text:style-name="P104"/>
      <text:p text:style-name="P105">alternatively, we could have:<text:line-break/></text:p>
      <text:p text:style-name="P105">alg ;: Nat' (Fix Nat') → Fix Nat'</text:p>
      <text:p text:style-name="P105">alg zero' = In (zero')</text:p>
      <text:p text:style-name="P105">alg (Succ' n) = In (Succ' (In (Succ' n)))</text:p>
      <text:p text:style-name="P105">– the n here is of type Fix Nat'</text:p>
      <text:p text:style-name="P105"/>
      <text:p text:style-name="P105"/>
      <text:p text:style-name="P105">how do we exponentiate?</text:p>
      <text:p text:style-name="P105">1+1+1+0</text:p>
      <text:p text:style-name="P105">goes to 2*2*2*+1</text:p>
      <text:p text:style-name="P105"/>
      <text:p text:style-name="P105">so we can define:</text:p>
      <text:p text:style-name="P105"/>
      <text:p text:style-name="P105">power :: Fix Nat' → Int </text:p>
      <text:p text:style-name="P105">power = cat alg where</text:p>
      <text:p text:style-name="P105"><text:tab/>alg :: Nat' Int →Int</text:p>
      <text:p text:style-name="P105"><text:tab/>alg (zero') = 1</text:p>
      <text:p text:style-name="P105"><text:tab/>alg (Succ' n) = 2 * n</text:p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ac45" officeooo:paragraph-rsid="0014ac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nguage Engineering <text:tab/><text:tab/>Joshua Van Leeuw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55:17.088505800</meta:creation-date>
    <dc:date>2016-10-25T15:10:24.363772197</dc:date>
    <meta:editing-duration>PT2H41M13S</meta:editing-duration>
    <meta:editing-cycles>94</meta:editing-cycles>
    <meta:generator>LibreOffice/4.2.8.2$Linux_X86_64 LibreOffice_project/420m0$Build-2</meta:generator>
    <meta:document-statistic meta:table-count="4" meta:image-count="0" meta:object-count="0" meta:page-count="13" meta:paragraph-count="365" meta:word-count="1870" meta:character-count="8517" meta:non-whitespace-character-count="6837"/>
  </office:meta>
</office:document-meta>
</file>